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37a" officeooo:paragraph-rsid="0004a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 actual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08:56:45.421927200</meta:creation-date>
    <meta:print-date>2026-04-12T08:57:09.700706400</meta:print-date>
    <meta:printed-by>Archivos PDF</meta:printed-by>
    <dc:date>2026-04-12T08:57:18.7294852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6.2.1.2$Windows_X86_64 LibreOffice_project/620$Build-2</meta:generator>
  </office:meta>
</office:document-meta>
</file>